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paragraph-rsid="002a14f0"/>
    </style:style>
    <style:style style:name="P2" style:family="paragraph" style:parent-style-name="Standard">
      <style:paragraph-properties fo:line-height="100%"/>
      <style:text-properties style:font-name="Liberation Serif" fo:font-size="16pt" fo:font-weight="normal" officeooo:rsid="00266e40" officeooo:paragraph-rsid="0026e6a0" style:font-size-asian="16pt" style:font-weight-asian="normal" style:font-size-complex="16pt" style:font-weight-complex="normal"/>
    </style:style>
    <style:style style:name="P3" style:family="paragraph" style:parent-style-name="Standard">
      <style:paragraph-properties fo:line-height="100%"/>
      <style:text-properties style:font-name="Liberation Serif" fo:font-size="16pt" fo:font-weight="normal" officeooo:rsid="0026e6a0" officeooo:paragraph-rsid="0026e6a0" style:font-size-asian="16pt" style:font-weight-asian="normal" style:font-size-complex="16pt" style:font-weight-complex="normal"/>
    </style:style>
    <style:style style:name="P4" style:family="paragraph" style:parent-style-name="Standard">
      <style:paragraph-properties fo:line-height="100%"/>
      <style:text-properties style:font-name="Liberation Serif" fo:font-size="12pt" fo:font-weight="normal" officeooo:rsid="0023ff04" officeooo:paragraph-rsid="002a14f0" style:font-size-asian="12pt" style:font-weight-asian="normal" style:font-size-complex="12pt" style:font-weight-complex="normal"/>
    </style:style>
    <style:style style:name="P5" style:family="paragraph" style:parent-style-name="Standard">
      <style:paragraph-properties fo:line-height="100%"/>
      <style:text-properties style:font-name="Liberation Serif" fo:font-size="12pt" officeooo:rsid="00312971" officeooo:paragraph-rsid="00312971" style:font-size-asian="10.5pt" style:font-size-complex="12pt"/>
    </style:style>
    <style:style style:name="P6" style:family="paragraph" style:parent-style-name="Standard">
      <style:paragraph-properties fo:line-height="100%" fo:text-align="center" style:justify-single-word="false"/>
      <style:text-properties fo:font-size="12pt" fo:font-weight="bold" officeooo:rsid="0023ff04" officeooo:paragraph-rsid="0023ff04" style:font-size-asian="12pt" style:font-weight-asian="bold" style:font-size-complex="12pt" style:font-weight-complex="bold"/>
    </style:style>
    <style:style style:name="P7" style:family="paragraph" style:parent-style-name="Standard">
      <style:paragraph-properties fo:line-height="100%"/>
      <style:text-properties fo:font-size="12pt" fo:font-weight="bold" officeooo:rsid="0023ff04" officeooo:paragraph-rsid="0023ff04" style:font-size-asian="12pt" style:font-weight-asian="bold" style:font-size-complex="12pt" style:font-weight-complex="bold"/>
    </style:style>
    <style:style style:name="P8" style:family="paragraph" style:parent-style-name="Standard">
      <style:paragraph-properties fo:line-height="100%"/>
      <style:text-properties fo:font-size="12pt" fo:font-weight="bold" officeooo:rsid="0023ff04" officeooo:paragraph-rsid="00266e40" style:font-size-asian="12pt" style:font-weight-asian="bold" style:font-size-complex="12pt" style:font-weight-complex="bold"/>
    </style:style>
    <style:style style:name="P9" style:family="paragraph" style:parent-style-name="Standard">
      <style:paragraph-properties fo:line-height="100%"/>
      <style:text-properties fo:font-size="12pt" officeooo:rsid="001b96c1" officeooo:paragraph-rsid="001b96c1" style:font-size-asian="12pt" style:font-size-complex="12pt"/>
    </style:style>
    <style:style style:name="P10" style:family="paragraph" style:parent-style-name="Standard">
      <style:paragraph-properties fo:line-height="100%"/>
      <style:text-properties fo:font-size="12pt" officeooo:paragraph-rsid="002a9d4f" style:font-size-asian="12pt" style:font-size-complex="12pt"/>
    </style:style>
    <style:style style:name="P11" style:family="paragraph" style:parent-style-name="Standard">
      <style:paragraph-properties fo:line-height="100%"/>
      <style:text-properties fo:font-size="12pt" officeooo:rsid="0023ff04" officeooo:paragraph-rsid="002a14f0" style:font-size-asian="12pt" style:font-size-complex="12pt"/>
    </style:style>
    <style:style style:name="P12" style:family="paragraph" style:parent-style-name="Standard">
      <style:paragraph-properties fo:line-height="100%"/>
      <style:text-properties fo:font-size="12pt" officeooo:rsid="0023ff04" officeooo:paragraph-rsid="0026e6a0" style:font-size-asian="12pt" style:font-size-complex="12pt"/>
    </style:style>
    <style:style style:name="P13" style:family="paragraph" style:parent-style-name="Standard">
      <style:paragraph-properties fo:line-height="100%"/>
      <style:text-properties fo:font-size="12pt" officeooo:rsid="00312971" officeooo:paragraph-rsid="00351491" style:font-size-asian="12pt" style:font-size-complex="12pt"/>
    </style:style>
    <style:style style:name="P14" style:family="paragraph" style:parent-style-name="Standard">
      <style:paragraph-properties fo:line-height="100%"/>
      <style:text-properties fo:font-size="12pt" fo:font-weight="normal" officeooo:rsid="00266e40" officeooo:paragraph-rsid="00266e40" style:font-size-asian="12pt" style:font-weight-asian="normal" style:font-size-complex="12pt" style:font-weight-complex="normal"/>
    </style:style>
    <style:style style:name="P15" style:family="paragraph" style:parent-style-name="Standard">
      <style:paragraph-properties fo:line-height="100%" fo:break-before="page"/>
      <style:text-properties fo:font-size="12pt" officeooo:rsid="0023ff04" officeooo:paragraph-rsid="0026e6a0" style:font-size-asian="12pt" style:font-size-complex="12pt"/>
    </style:style>
    <style:style style:name="P16" style:family="paragraph" style:parent-style-name="Standard" style:list-style-name="L1">
      <style:paragraph-properties fo:line-height="100%"/>
      <style:text-properties fo:font-size="12pt" officeooo:paragraph-rsid="0023ff04" style:font-size-asian="12pt" style:font-size-complex="12pt"/>
    </style:style>
    <style:style style:name="P17" style:family="paragraph" style:parent-style-name="Standard" style:list-style-name="L1">
      <style:paragraph-properties fo:line-height="100%"/>
      <style:text-properties fo:font-size="12pt" officeooo:paragraph-rsid="00266e40" style:font-size-asian="12pt" style:font-size-complex="12pt"/>
    </style:style>
    <style:style style:name="P18" style:family="paragraph" style:parent-style-name="Standard" style:list-style-name="L1">
      <style:paragraph-properties fo:line-height="100%"/>
      <style:text-properties fo:font-size="12pt" officeooo:paragraph-rsid="002a9d4f" style:font-size-asian="12pt" style:font-size-complex="12pt"/>
    </style:style>
    <style:style style:name="P19" style:family="paragraph" style:parent-style-name="Standard">
      <style:paragraph-properties fo:line-height="100%"/>
      <style:text-properties fo:font-size="12pt" officeooo:paragraph-rsid="00359a4b" style:font-size-asian="12pt" style:font-size-complex="12pt"/>
    </style:style>
    <style:style style:name="P20" style:family="paragraph" style:parent-style-name="Standard" style:list-style-name="L1">
      <style:paragraph-properties fo:line-height="100%"/>
      <style:text-properties fo:font-size="12pt" officeooo:rsid="0023ff04" officeooo:paragraph-rsid="0023ff04" style:font-size-asian="12pt" style:font-size-complex="12pt"/>
    </style:style>
    <style:style style:name="P21" style:family="paragraph" style:parent-style-name="Standard" style:list-style-name="L1">
      <style:paragraph-properties fo:line-height="100%"/>
      <style:text-properties fo:font-size="12pt" officeooo:rsid="0023ff04" officeooo:paragraph-rsid="002a14f0" style:font-size-asian="12pt" style:font-size-complex="12pt"/>
    </style:style>
    <style:style style:name="P22" style:family="paragraph" style:parent-style-name="Standard" style:list-style-name="L1">
      <style:paragraph-properties fo:line-height="100%"/>
      <style:text-properties fo:font-size="12pt" officeooo:rsid="00255b0d" officeooo:paragraph-rsid="00255b0d" style:font-size-asian="12pt" style:font-size-complex="12pt"/>
    </style:style>
    <style:style style:name="P23" style:family="paragraph" style:parent-style-name="Standard" style:list-style-name="L1">
      <style:paragraph-properties fo:line-height="100%"/>
      <style:text-properties fo:font-size="12pt" officeooo:rsid="00255b0d" officeooo:paragraph-rsid="00266e40" style:font-size-asian="12pt" style:font-size-complex="12pt"/>
    </style:style>
    <style:style style:name="P24" style:family="paragraph" style:parent-style-name="Standard" style:list-style-name="L1">
      <style:paragraph-properties fo:line-height="100%"/>
      <style:text-properties fo:font-size="12pt" officeooo:rsid="00266e40" officeooo:paragraph-rsid="002a14f0" style:font-size-asian="12pt" style:font-size-complex="12pt"/>
    </style:style>
    <style:style style:name="P25" style:family="paragraph" style:parent-style-name="Standard" style:list-style-name="L1">
      <style:paragraph-properties fo:line-height="100%"/>
      <style:text-properties fo:font-size="12pt" officeooo:rsid="0031eb1a" officeooo:paragraph-rsid="0031eb1a" style:font-size-asian="12pt" style:font-size-complex="12pt"/>
    </style:style>
    <style:style style:name="P26" style:family="paragraph" style:parent-style-name="Standard" style:list-style-name="L1">
      <style:paragraph-properties fo:line-height="100%"/>
      <style:text-properties fo:font-size="12pt" officeooo:rsid="002dfd14" officeooo:paragraph-rsid="002dfd14" style:font-size-asian="12pt" style:font-size-complex="12pt"/>
    </style:style>
    <style:style style:name="P27" style:family="paragraph" style:parent-style-name="Standard" style:list-style-name="L1">
      <style:paragraph-properties fo:line-height="100%"/>
      <style:text-properties fo:font-size="12pt" officeooo:rsid="002fa3c3" officeooo:paragraph-rsid="002fa3c3" style:font-size-asian="12pt" style:font-size-complex="12pt"/>
    </style:style>
    <style:style style:name="P28" style:family="paragraph" style:parent-style-name="Standard" style:list-style-name="L1">
      <style:paragraph-properties fo:line-height="100%"/>
      <style:text-properties fo:font-size="12pt" officeooo:rsid="002fa3c3" officeooo:paragraph-rsid="0033df62" style:font-size-asian="12pt" style:font-size-complex="12pt"/>
    </style:style>
    <style:style style:name="P29" style:family="paragraph" style:parent-style-name="Standard">
      <style:paragraph-properties fo:line-height="100%"/>
      <style:text-properties fo:font-size="12pt" fo:font-weight="bold" officeooo:rsid="002a14f0" officeooo:paragraph-rsid="0026e6a0" style:font-size-asian="12pt" style:font-weight-asian="bold" style:font-size-complex="12pt" style:font-weight-complex="bold"/>
    </style:style>
    <style:style style:name="P30" style:family="paragraph" style:parent-style-name="Standard">
      <style:paragraph-properties fo:line-height="100%"/>
      <style:text-properties fo:font-size="12pt" fo:font-style="normal" officeooo:rsid="002a9d4f" officeooo:paragraph-rsid="002a9d4f" style:font-size-asian="12pt" style:font-style-asian="normal" style:font-size-complex="12pt" style:font-style-complex="normal"/>
    </style:style>
    <style:style style:name="P31" style:family="paragraph" style:parent-style-name="Standard" style:list-style-name="L1">
      <style:paragraph-properties fo:line-height="100%"/>
      <style:text-properties fo:font-size="16pt" officeooo:paragraph-rsid="00266e40"/>
    </style:style>
    <style:style style:name="T1" style:family="text">
      <style:text-properties fo:font-style="italic" officeooo:rsid="002a14f0" style:font-style-asian="italic" style:font-style-complex="italic"/>
    </style:style>
    <style:style style:name="T2" style:family="text">
      <style:text-properties fo:font-style="normal" officeooo:rsid="002a14f0" style:font-style-asian="normal" style:font-style-complex="normal"/>
    </style:style>
    <style:style style:name="T3" style:family="text">
      <style:text-properties fo:font-style="normal" officeooo:rsid="002a9d4f" style:font-style-asian="normal" style:font-style-complex="normal"/>
    </style:style>
    <style:style style:name="T4" style:family="text">
      <style:text-properties officeooo:rsid="0023ff04"/>
    </style:style>
    <style:style style:name="T5" style:family="text">
      <style:text-properties style:font-name="Liberation Mono"/>
    </style:style>
    <style:style style:name="T6" style:family="text">
      <style:text-properties style:font-name="Liberation Mono" officeooo:rsid="0023ff04"/>
    </style:style>
    <style:style style:name="T7" style:family="text">
      <style:text-properties style:font-name="Liberation Mono" fo:font-style="normal" officeooo:rsid="002a9d4f" style:font-style-asian="normal" style:font-style-complex="normal"/>
    </style:style>
    <style:style style:name="T8" style:family="text">
      <style:text-properties style:font-name="Liberation Mono" officeooo:rsid="002a9d4f"/>
    </style:style>
    <style:style style:name="T9" style:family="text">
      <style:text-properties style:font-name="Liberation Mono" officeooo:rsid="00255b0d"/>
    </style:style>
    <style:style style:name="T10" style:family="text">
      <style:text-properties style:font-name="Liberation Mono" fo:font-size="10pt" style:font-size-asian="10pt" style:font-size-complex="10pt"/>
    </style:style>
    <style:style style:name="T11" style:family="text">
      <style:text-properties style:font-name="Liberation Mono" fo:font-size="10pt" officeooo:rsid="00255b0d" style:font-size-asian="10pt" style:font-size-complex="10pt"/>
    </style:style>
    <style:style style:name="T12" style:family="text">
      <style:text-properties style:font-name="Liberation Serif"/>
    </style:style>
    <style:style style:name="T13" style:family="text">
      <style:text-properties style:font-name="Liberation Serif" officeooo:rsid="0023ff04"/>
    </style:style>
    <style:style style:name="T14" style:family="text">
      <style:text-properties style:font-name="Liberation Serif" officeooo:rsid="00266e40"/>
    </style:style>
    <style:style style:name="T15" style:family="text">
      <style:text-properties style:font-name="Liberation Serif" fo:font-size="12pt" fo:font-weight="normal" officeooo:rsid="002a14f0" style:font-size-asian="12pt" style:font-weight-asian="normal" style:font-size-complex="12pt" style:font-weight-complex="normal"/>
    </style:style>
    <style:style style:name="T16" style:family="text">
      <style:text-properties style:font-name="Liberation Serif" officeooo:rsid="002a9d4f"/>
    </style:style>
    <style:style style:name="T17" style:family="text">
      <style:text-properties style:font-name="Liberation Serif" officeooo:rsid="0033df62"/>
    </style:style>
    <style:style style:name="T18" style:family="text">
      <style:text-properties officeooo:rsid="00242c16"/>
    </style:style>
    <style:style style:name="T19" style:family="text">
      <style:text-properties officeooo:rsid="00255b0d"/>
    </style:style>
    <style:style style:name="T20" style:family="text">
      <style:text-properties officeooo:rsid="00266e40"/>
    </style:style>
    <style:style style:name="T21" style:family="text">
      <style:text-properties officeooo:rsid="0026e6a0"/>
    </style:style>
    <style:style style:name="T22" style:family="text">
      <style:text-properties fo:font-size="12pt" style:font-size-asian="12pt" style:font-size-complex="12pt"/>
    </style:style>
    <style:style style:name="T23" style:family="text">
      <style:text-properties fo:font-size="12pt" officeooo:rsid="00266e40" style:font-size-asian="12pt" style:font-size-complex="12pt"/>
    </style:style>
    <style:style style:name="T24" style:family="text">
      <style:text-properties fo:font-size="12pt" officeooo:rsid="0026e6a0" style:font-size-asian="12pt" style:font-size-complex="12pt"/>
    </style:style>
    <style:style style:name="T25" style:family="text">
      <style:text-properties fo:font-size="12pt" officeooo:rsid="002a14f0" style:font-size-asian="12pt" style:font-size-complex="12pt"/>
    </style:style>
    <style:style style:name="T26" style:family="text">
      <style:text-properties officeooo:rsid="0028c6cd"/>
    </style:style>
    <style:style style:name="T27" style:family="text">
      <style:text-properties officeooo:rsid="002a14f0"/>
    </style:style>
    <style:style style:name="T28" style:family="text">
      <style:text-properties officeooo:rsid="002a9d4f"/>
    </style:style>
    <style:style style:name="T29" style:family="text">
      <style:text-properties officeooo:rsid="00255b0d" style:font-size-asian="12pt"/>
    </style:style>
    <style:style style:name="T30" style:family="text">
      <style:text-properties officeooo:rsid="0031eb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S 697AM: How to work with the HiPeCC Computing Cluster</text:p>
      <text:p text:style-name="P9"/>
      <text:p text:style-name="P7">Logging into <text:span text:style-name="T21">HiPeCC </text:span>cronus using Linux or Mac</text:p>
      <text:list xml:id="list4565589511987280561" text:style-name="L1">
        <text:list-item>
          <text:p text:style-name="P16"><text:span text:style-name="T4">Open a terminal window and type<text:line-break/></text:span><text:span text:style-name="T6">ssh &lt;myWSU ID&gt;@</text:span><text:span text:style-name="T5">cronus.hipecc.wichita.edu<text:line-break/></text:span><text:span text:style-name="T13">where &lt;myWSU ID&gt; is your own myWSU ID.</text:span></text:p>
        </text:list-item>
        <text:list-item>
          <text:p text:style-name="P20">Enter your <text:span text:style-name="T18">myWSU password when prompted to do so.</text:span></text:p>
        </text:list-item>
        <text:list-item>
          <text:p text:style-name="P22">Once logged into cronus, to change to your shared group directory type<text:line-break/><text:span text:style-name="T5">cd /user/cs697/cs697gp1&lt;#&gt;</text:span><text:line-break/>where &lt;#&gt; is the number of your CS 697AM group.</text:p>
        </text:list-item>
        <text:list-item>
          <text:p text:style-name="P22">If you wish to list the files located in that directory type<text:line-break/><text:span text:style-name="T5">ls</text:span></text:p>
        </text:list-item>
      </text:list>
      <text:p text:style-name="P14"><text:tab/>NOTE: If you need to use X-Forwarding for displaying GUI-based applications running on cronus, then add the option -X to the above ssh command.</text:p>
      <text:p text:style-name="P8"/>
      <text:p text:style-name="P8">Logging into <text:span text:style-name="T21">HiPeCC </text:span>cronus using <text:span text:style-name="T20">Windows</text:span></text:p>
      <text:list xml:id="list183858712741584" text:continue-list="list4565589511987280561" text:style-name="L1">
        <text:list-item text:start-value="1">
          <text:p text:style-name="P31"><text:span text:style-name="T23">Download and run PuTTY (PuTTY can be found here: </text:span><text:a xlink:type="simple" xlink:href="http://www.chiark.greenend.org.uk/~sgtatham/putty/download.html"><text:span text:style-name="T23">http://www.chiark.greenend.org.uk/~sgtatham/putty/download.html</text:span></text:a><text:span text:style-name="T23">)</text:span></text:p>
        </text:list-item>
        <text:list-item>
          <text:p text:style-name="P17"><text:span text:style-name="T20">In the PuTTY configuration window, enter into the Host Name field:<text:line-break/></text:span><text:span text:style-name="T5">cronus.hipecc.wichita.edu</text:span></text:p>
        </text:list-item>
        <text:list-item>
          <text:p text:style-name="P24">When you click “Open”, PuTTY will open a new terminal window.</text:p>
        </text:list-item>
        <text:list-item>
          <text:p text:style-name="P21"><text:span text:style-name="T20">E</text:span>nter your <text:span text:style-name="T12">myWSU ID </text:span><text:span text:style-name="T14">as username and your </text:span><text:span text:style-name="T18">myWSU password when prompted to do so.<text:line-break/></text:span><text:span text:style-name="T14">(If you wish to have PuTTY automatically fill in your username during each connection, then enter it in the Connection | Data category and save this custom session in the session category within the configuration window.)</text:span></text:p>
        </text:list-item>
        <text:list-item>
          <text:p text:style-name="P23">Once logged into cronus, to change to your shared group directory type<text:line-break/><text:span text:style-name="T5">cd /user/cs697/cs697gp1&lt;#&gt;</text:span><text:line-break/>where &lt;#&gt; is the number of your CS 697AM group.</text:p>
        </text:list-item>
        <text:list-item>
          <text:p text:style-name="P23">If you wish to list the files located in that directory type<text:line-break/><text:span text:style-name="T5">ls</text:span></text:p>
        </text:list-item>
      </text:list>
      <text:p text:style-name="P2"><text:span text:style-name="T22"><text:tab/>NOTE: If you need to use X-Forwarding for displaying GUI-based applications running on cronus, then </text:span><text:span text:style-name="T24">you will need to install and configure Xming (a how-to can be found here: </text:span><text:a xlink:type="simple" xlink:href="http://www.geo.mtu.edu/geoschem/docs/putty_install.html"><text:span text:style-name="T24">http://www.geo.mtu.edu/geoschem/docs/putty_install.html</text:span></text:a><text:span text:style-name="T24">)</text:span></text:p>
      <text:p text:style-name="P2"/>
      <text:p text:style-name="P3"><text:span text:style-name="T22">NOTE</text:span><text:span text:style-name="T25"> 1</text:span><text:span text:style-name="T22">: If you wish to access cronus from off-campus, then you will need to either use the WSU VPN tunnel (found on the myWSU web-portal under “mytools”), or create an ssh connection to one of the EECS Linux servers before accessing cronus, i.e. log into kira, kirk, mccoy, riker, sisko, or spock first and then follow the Linux instructions above to log into cronus).</text:span></text:p>
      <text:p text:style-name="P3"/>
      <text:p text:style-name="P11">NOTE <text:span text:style-name="T27">2</text:span>: NEVER SHARE YOUR MYWSU ID or PASSWORD!</text:p>
      <text:p text:style-name="P4">You do not need to share <text:span text:style-name="T26">login</text:span> IDs or passwords to share files on cronus with the rest of your CS 697AM group. So long as you save the files to your cs697gp<text:span text:style-name="T19">&lt;</text:span>#<text:span text:style-name="T19">&gt;</text:span> directory, the rest of your group will be able to access those files.</text:p>
      <text:p text:style-name="P4"/>
      <text:p text:style-name="P1"><text:span text:style-name="T15">For those of you new to the Linux Command Line Interface (CLI), here are a few helpful links:<text:line-break/></text:span>FOSSwire.com Cheat Sheet: https://ubuntudanmark.dk/filer/fwunixref.pdf<text:line-break/>The Linux Command Line (under a CC License with No Starch Press): http://linuxcommand.org/<text:line-break/>Linux Tutorial: http://ryanstutorials.net/linuxtutorial/</text:p>
      <text:p text:style-name="P15"/>
      <text:p text:style-name="P29">Compiling and test running a CUDA C parallel program on the HiPeCC cluster</text:p>
      <text:p text:style-name="P10"/>
      <text:p text:style-name="P19"><text:span text:style-name="T28">NOTE: All of the example CUDA C source files discussed in thttp://www.howtogeek.com/howto/42980/the-beginners-guide-to-nano-the-linux-command-line-text-editor/he Sanders and Kandrot textbook, </text:span><text:span text:style-name="T1">CUDA by Example</text:span><text:span text:style-name="T2">, can be found on </text:span><text:span text:style-name="T3">cronus in the directory:<text:line-break/></text:span><text:span text:style-name="T7">/user/cs697/cuda_by_example</text:span></text:p>
      <text:p text:style-name="P30"/>
      <text:list xml:id="list183859298530845" text:continue-list="list183858712741584" text:style-name="L1">
        <text:list-item text:start-value="1">
          <text:p text:style-name="P25">Log into cronus as per the instructions on the previous page.</text:p>
        </text:list-item>
        <text:list-item>
          <text:p text:style-name="P18"><text:span text:style-name="T28">To copy one of the example CUDA C source files i.e. enum_gpu.cu (which displays the CUDA device properties), to the current directory type<text:line-break/></text:span><text:span text:style-name="T8">cp /user/cs697/cuda_by_example/chapter03/enum_gpu.cu . </text:span><text:span text:style-name="T5"><text:line-break/></text:span><text:span text:style-name="T16">(do not forget the &lt;space&gt; &lt;period&gt; at the end of the line)</text:span></text:p>
        </text:list-item>
        <text:list-item>
          <text:p text:style-name="P26">To create an <text:span text:style-name="T30">inter</text:span>active session on the cluster compute node which contains the Nvidia Tesla K40 GPU card (node 7-38), type<text:line-break/><text:span text:style-name="T5">qsub -q stdin -V -I -l select=1:ncpus=1:host=compute-7-38</text:span></text:p>
        </text:list-item>
        <text:list-item>
          <text:p text:style-name="P27">Once connected to the compute-7-28 node, you will need to change back into your shared group directory by typing<text:line-break/><text:span text:style-name="T9">cd /user/cs697/cs697gp1&lt;#&gt;</text:span><text:span text:style-name="T19"><text:line-break/>where &lt;#&gt; is the number of your CS 697AM group.</text:span></text:p>
        </text:list-item>
        <text:list-item>
          <text:p text:style-name="P27"><text:span text:style-name="T12">To compile your CUDA C source file, i.e. <text:s/></text:span><text:span text:style-name="T16">enum_gpu.cu, </text:span><text:span text:style-name="T12">into an executable file, i.e. run,</text:span><text:span text:style-name="T16"> </text:span><text:span text:style-name="T12">type<text:line-break/></text:span><text:span text:style-name="T5">nvcc -o run enum_gpu.cu</text:span><text:span text:style-name="T12"><text:line-break/>NOTE: The filename </text:span><text:span text:style-name="T5">run</text:span><text:span text:style-name="T12"> is the compiled output executable file and can be called whatever filename you want (but do not call it the same filename as your source file, else you will overwrite your source code!).</text:span></text:p>
        </text:list-item>
        <text:list-item>
          <text:p text:style-name="P28"><text:span text:style-name="T12">To run your compiled executable file type &lt;dot&gt;/&lt;executable filename&gt;, i.e.<text:line-break/></text:span><text:span text:style-name="T5">./run</text:span></text:p>
        </text:list-item>
        <text:list-item>
          <text:p text:style-name="P28"><text:span text:style-name="T17">If you need to edit your source code within either cronus or the compute-7-38 node, you can use nano or vi (if you are new to Linux, then nano is the easier text editor to start working with, see here for a short nano tutorial: http://www.howtogeek.com/howto/42980/the-beginners-guide-to-nano-the-linux-command-line-text-editor/).</text:span><text:span text:style-name="T12"><text:line-break/></text:span></text:p>
        </text:list-item>
      </text:list>
      <text:p text:style-name="P12"/>
      <text:p text:style-name="P13">NOTE: If you need to copy source files from another computer system to cronus, then you can use the GUI-based file transfer software FileZilla with FTPS protocol on port 22 (<text:a xlink:type="simple" xlink:href="https://filezilla-project.org/">https://filezilla-project.org/</text:a>) or directly from the Linux command line on another computer using Secure Copy (scp), i.e.</text:p>
      <text:p text:style-name="P13"><text:line-break/><text:span text:style-name="T10">scp &lt;my_cuda_code&gt;.cu &lt;myWSU ID&gt;@cronus.hipecc.wichita.edu:/user/cs697/</text:span><text:span text:style-name="T11">cs697gp1&lt;#&gt;</text:span></text:p>
      <text:p text:style-name="P5"/>
      <text:p text:style-name="P5">where &lt;my_cuda_code&gt;.cu is the file you wish to copy, &lt;MyWSU ID&gt; is your myWSU ID, and &lt;#&gt; <text:span text:style-name="T29">is the number of your CS 697AM group.</text:span>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1T13:27:52.292535147</meta:creation-date>
    <dc:date>2015-10-19T18:38:58.650201851</dc:date>
    <meta:editing-duration>PT2H29M41S</meta:editing-duration>
    <meta:editing-cycles>16</meta:editing-cycles>
    <meta:generator>LibreOffice/4.2.8.2$Linux_X86_64 LibreOffice_project/420m0$Build-2</meta:generator>
    <meta:document-statistic meta:table-count="0" meta:image-count="0" meta:object-count="0" meta:page-count="2" meta:paragraph-count="31" meta:word-count="775" meta:character-count="4928" meta:non-whitespace-character-count="4194"/>
  </office:meta>
</office:document-meta>
</file>